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text-properties fo:font-size="6pt" style:font-size-asian="6pt" style:font-size-complex="6pt"/>
    </style:style>
    <style:style style:name="P2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4" style:family="paragraph" style:parent-style-name="Normale">
      <style:text-properties style:font-name="Times New Roman" fo:font-size="10.5pt" style:font-size-asian="10.5pt" style:font-size-complex="10.5pt"/>
    </style:style>
    <style:style style:name="P25" style:family="paragraph" style:parent-style-name="Normale">
      <style:paragraph-properties fo:text-align="end" style:justify-single-word="false"/>
      <style:text-properties style:font-name="Times New Roman" fo:font-size="10.5pt" style:font-size-asian="10.5pt" style:font-size-complex="10.5pt"/>
    </style:style>
    <style:style style:name="P2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0"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6" style:family="paragraph" style:parent-style-name="Text_20_body_20_indent">
      <style:text-properties style:font-name="Times New Roman" fo:font-size="10.5pt" fo:font-weight="normal" style:font-size-asian="10.5pt" style:font-weight-asian="normal" style:font-size-complex="10.5pt"/>
    </style:style>
    <style:style style:name="P37"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38"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39"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4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none" fo:font-weight="bold" style:font-size-asian="10.5pt" style:font-weight-asian="bold" style:font-size-complex="10.5pt"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3"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background-color="#ffff99" style:font-size-asian="10.5pt" style:font-size-complex="10.5pt"/>
    </style:style>
    <style:style style:name="T10" style:family="text">
      <style:text-properties style:font-name="Times New Roman" style:text-underline-style="none" fo:font-weight="bold" fo:background-color="transparent" style:font-weight-asian="bold" style:font-weight-complex="bold"/>
    </style:style>
    <style:style style:name="T11" style:family="text">
      <style:text-properties style:font-name="Times New Roman" fo:background-color="#ffff00"/>
    </style:style>
    <style:style style:name="T12" style:family="text">
      <style:text-properties style:font-name="Times New Roman" fo:background-color="transparent"/>
    </style:style>
    <style:style style:name="T13" style:family="text">
      <style:text-properties style:text-underline-style="none"/>
    </style:style>
    <style:style style:name="T14" style:family="text">
      <style:text-properties style:text-underline-style="none" fo:font-weight="bold" fo:background-color="transparent" style:font-weight-asian="bold" style:font-weight-complex="bold"/>
    </style:style>
    <style:style style:name="T15"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er. a nota n. [numero] del [data_protocollo]</text:span></text:span></text:p>
            <text:p text:style-name="Normale"><text:span text:style-name="Car._20_predefinito_20_paragrafo"><text:span text:style-name="T9">classificazione 06-03</text:span></text:span></text:p>
            <text:p text:style-name="Normale"><text:span text:style-name="Car._20_predefinito_20_paragrafo"><text:span text:style-name="T9">fascicolo </text:span></text:span></text:p>
          </table:table-cell>
          <table:table-cell table:style-name="Tabella6.A1" office:value-type="string">
            <text:p text:style-name="P25"/>
          </table:table-cell>
          <table:table-cell table:style-name="Tabella6.A1" office:value-type="string">
            <text:p text:style-name="P26">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20">[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7"><text:span text:style-name="Car._20_predefinito_20_paragrafo"><text:span text:style-name="T8">[progettisti.cap] [progettisti.comune] ([progettisti.prov])</text:span></text:span></text:p>
            <text:p text:style-name="P27"><text:span text:style-name="Car._20_predefinito_20_paragrafo"><text:span text:style-name="T8">[progettisti.pec]</text:span></text:span></text:p>
            <text:p text:style-name="P27"><text:span text:style-name="Car._20_predefinito_20_paragrafo"><text:span text:style-name="T8"/></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8">Comunicazione inizio attività asseverata ai sensi dell’art. 21 bis, comma 01 della L.R. n. 16/08 relativa a “<text:span text:style-name="T2">[oggetto]</text:span>” presso [ubicazione]. <text:span text:style-name="T4">Comunicazione inefficacia per inottemperanza.</text:span></text:p>
          </table:table-cell>
        </table:table-row>
      </table:table>
      <text:p text:style-name="P34"/>
      <text:p text:style-name="P42"><text:span text:style-name="T7">Si riscontra la comunicazione inizio attività asseverata ai sensi dell’art. 21 bis comma 01 della L.R. n. 16/08 presentata in data [data_presentazione] e recepita agli atti al prot. n° [protocollo] del [data_protocollo] e la successiva comunicazione relativa all'incompletezza della stessa inviatavi con nota prot. n. </text:span><text:span text:style-name="T11">****** del **/**/****,</text:span><text:span text:style-name="T12"> con richiesta delle integrazioni occorrenti. </text:span></text:p>
      <text:p text:style-name="P42"><text:span text:style-name="T12">C</text:span><text:span text:style-name="T15">onsiderato </text:span>che risulta decorso il termine di 30 gg dalla data di ricevimento della comunicazione (<text:span text:style-name="T1">dal **/**/****) <text:s/></text:span><text:span text:style-name="T15">entro il quale potevano essere presentate per iscritto le integrazioni richieste e che nulla è stato presentato,</text:span><text:span text:style-name="T6"> </text:span><text:span text:style-name="T2">si comunica con la presente l'accertata inottemperanza a quanto richiesto e la conseguente inefficacia della CILA presentata.</text:span></text:p>
      <text:p text:style-name="P39"><text:tab/><text:span text:style-name="T14">Si informa pertanto che </text:span><text:span text:style-name="T10">la CILA risulta inefficace e verrà archiviata. </text:span></text:p>
      <text:p text:style-name="P40"><text:tab/>Le eventuali opere eseguite saranno considerate prive di titolo edilizio.</text:p>
      <text:p text:style-name="P41">Avverso il presente provvedimento può essere opposto ricorso davanti al competente T.A.R. entro 60 giorni dalla notifica della presente ovvero ricorso straordinario al Capo dello Stato entro 120 giorni dalla stessa data.</text:p>
      <text:p text:style-name="P37"><text:tab/></text:p>
      <text:p text:style-name="P38"><text:span text:style-name="T13"><text:tab/></text:span></text:p>
      <text:p text:style-name="P33">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3"/>
      <text:p text:style-name="P2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03T11:59:00.16</dc:date>
    <meta:print-date>2013-02-20T09:35:00</meta:print-date>
    <meta:editing-cycles>45</meta:editing-cycles>
    <meta:editing-duration>PT3H43M58S</meta:editing-duration>
    <meta:generator>OpenOffice/4.1.0$Win32 OpenOffice.org_project/410m18$Build-9764</meta:generator>
    <meta:document-statistic meta:table-count="5" meta:image-count="1" meta:object-count="0" meta:page-count="1" meta:paragraph-count="56" meta:word-count="315" meta:character-count="2611"/>
  </office:meta>
</office:document-meta>
</file>